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1-06" calcext:value-type="date">
            <text:p>06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8" office:value-type="float" office:value="270" calcext:value-type="float">
            <text:p>27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70" calcext:value-type="float">
            <text:p>270,00</text:p>
          </table:table-cell>
          <table:table-cell table:style-name="ce50" office:value-type="date" office:date-value="2026-02-05" calcext:value-type="date">
            <text:p>05/02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4" office:value-type="string" calcext:value-type="string">
            <text:p>Mens. 02/2026 (A.C.)</text:p>
          </table:table-cell>
          <table:table-cell table:style-name="ce58" office:value-type="float" office:value="270" calcext:value-type="float">
            <text:p>27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9]-[.F9]" office:value-type="float" office:value="270" calcext:value-type="float">
            <text:p>2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9])" office:value-type="float" office:value="270" calcext:value-type="float">
            <text:p>27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3.527626301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3.529837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2:53.836703491</dc:date>
    <meta:print-date>2019-12-18T08:56:40.082000000</meta:print-date>
    <dc:language>pt-PT</dc:language>
    <meta:editing-cycles>677</meta:editing-cycles>
    <meta:editing-duration>PT21H52M45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